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ight(c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Washington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 Adam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omas Jefferson</text:p>
          </table:table-cell>
          <table:table-cell office:value-type="float" office:value="189" calcext:value-type="float">
            <text:p>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1:19.288242773</meta:creation-date>
    <dc:date>2020-01-20T11:04:05.908353745</dc:date>
    <meta:editing-duration>PT2M48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